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Copy and Past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8"/>
          <table:table-cell office:value-type="string" calcext:value-type="string">
            <text:p>Value takes the place of the part number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 office:value-type="string" calcext:value-type="string">
            <text:p>?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8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3:Sheet1.K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 style:data-style-name="N2" text:time-value="18:20:37.258737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1-31T18:46:02.706344440</dc:date>
    <meta:editing-duration>P8DT11H20M29S</meta:editing-duration>
    <meta:editing-cycles>579</meta:editing-cycles>
    <meta:generator>LibreOffice/5.2.7.2$Linux_X86_64 LibreOffice_project/20m0$Build-2</meta:generator>
    <meta:document-statistic meta:table-count="1" meta:cell-count="4806" meta:object-count="0"/>
  </office:meta>
</office:document-meta>
</file>